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ffffff" style:font-name="Consolas" fo:font-size="10pt" officeooo:rsid="001d5e26" officeooo:paragraph-rsid="001d5e26" fo:background-color="#008000" style:font-size-asian="10pt" style:font-size-complex="10pt"/>
    </style:style>
    <style:style style:name="P2" style:family="paragraph" style:parent-style-name="Preformatted_20_Text">
      <style:text-properties style:font-name="Consolas" fo:font-size="10pt" officeooo:rsid="001d5e26" officeooo:paragraph-rsid="001d5e26" style:font-size-asian="10pt" style:font-size-complex="10pt"/>
    </style:style>
    <style:style style:name="P3" style:family="paragraph" style:parent-style-name="Preformatted_20_Text">
      <style:text-properties fo:color="#ff0000" style:font-name="Consolas" fo:font-size="10pt" officeooo:rsid="001d5e26" officeooo:paragraph-rsid="001d5e26" fo:background-color="transparent" style:font-size-asian="10pt" style:font-size-complex="10pt"/>
    </style:style>
    <style:style style:name="P4" style:family="paragraph" style:parent-style-name="Standard">
      <style:text-properties fo:color="#000000" style:font-name="Microsoft Sans Serif" fo:font-size="10pt" officeooo:rsid="001f8d96" fo:background-color="#ff0000" style:font-size-asian="10pt" style:font-name-complex="Microsoft Sans Serif" style:font-size-complex="10pt"/>
    </style:style>
    <style:style style:name="P5" style:family="paragraph" style:parent-style-name="Preformatted_20_Text">
      <style:text-properties fo:color="#ff0000" style:font-name="Consolas" fo:font-size="10pt" officeooo:rsid="001d5e26" officeooo:paragraph-rsid="001d5e26" fo:background-color="transparent" style:font-size-asian="10pt" style:font-size-complex="10pt"/>
    </style:style>
    <style:style style:name="P6" style:family="paragraph" style:parent-style-name="Preformatted_20_Text">
      <style:text-properties fo:color="#ff0000" style:font-name="Consolas" fo:font-size="12pt" officeooo:rsid="001d5e26" officeooo:paragraph-rsid="002073be" fo:background-color="transparent" style:font-size-asian="12pt" style:font-size-complex="12pt"/>
    </style:style>
    <style:style style:name="P7" style:family="paragraph" style:parent-style-name="Preformatted_20_Text">
      <style:text-properties fo:color="#ff0000" style:font-name="Consolas" fo:font-size="12pt" officeooo:rsid="001d5e26" officeooo:paragraph-rsid="001d5e26" fo:background-color="transparent" style:font-size-asian="12pt" style:font-size-complex="12pt"/>
    </style:style>
    <style:style style:name="T1" style:family="text">
      <style:text-properties officeooo:rsid="002073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mbat strategy game. Build your village, train your troops and battle with other village.</text:span></text:p>
      <text:p text:style-name="P7"/>
      <text:p text:style-name="P3"/>
      <text:p text:style-name="P3">///&lt;!-- Major list. --/&gt;</text:p>
      <text:p text:style-name="P2">////////////////////////////////////////////////////////////</text:p>
      <text:p text:style-name="P2">// persia trade machanism.</text:p>
      <text:p text:style-name="P2"><text:tab/>- persia purchase =&gt; food, wood,</text:p>
      <text:p text:style-name="P2"><text:tab/>- persia sell =&gt; </text:p>
      <text:p text:style-name="P2"/>
      <text:p text:style-name="P2">&lt;!-- Release population when destruction building. (recalculation when game starting) </text:p>
      <text:p text:style-name="P2"><text:tab/>- call calculationNumberOfEmployed() when destuction method called.</text:p>
      <text:p text:style-name="P2"/>
      <text:p text:style-name="P2">&lt;!-- Town stage. &gt;&gt;&gt; <text:s/>Setting button ==&gt; back to main menu, options, pause, resume, quit,</text:p>
      <text:p text:style-name="P1">&lt;!-- [Market, Academy] can be built only once instance in city. </text:p>
      <text:p text:style-name="P1">&lt;!-- Academy require Town center level 5 for build it.</text:p>
      <text:p text:style-name="P2">&lt;!-- Remove Import goods form market trading list.</text:p>
      <text:p text:style-name="P4">&lt;!-- โกดัง เก็บของไม่สมดุล</text:p>
      <text:p text:style-name="P2"/>
      <text:p text:style-name="P2"/>
      <text:p text:style-name="P2">//&lt;!-- "Barranks" features --&gt;</text:p>
      <text:p text:style-name="P2">- limit other troops even spearmans. Cannot train them until </text:p>
      <text:p text:style-name="P2"/>
      <text:p text:style-name="P2">//&lt;@-- "TaskManager.ForeignTab"</text:p>
      <text:p text:style-name="P2">&lt;!-- Send troops to target city. Calculation time to travel of troops.</text:p>
      <text:p text:style-name="P2"/>
      <text:p text:style-name="P2"/>
      <text:p text:style-name="P2">///&lt;!-- Minor list. --/&gt;</text:p>
      <text:p text:style-name="P2">/////////////////////////////////////////////////////////////</text:p>
      <text:p text:style-name="P2">&lt;!-- Show time process on building construction.</text:p>
      <text:p text:style-name="P2">&lt;!-- Notification of BuildingBeh not work properly when full construction queue.</text:p>
      <text:p text:style-name="P2"/>
      <text:p text:style-name="P2"/>
      <text:p text:style-name="P2">///&lt;!-- Features. --/&gt;</text:p>
      <text:p text:style-name="P2">#############################################################</text:p>
      <text:p text:style-name="P2">// Hall of frame.</text:p>
      <text:p text:style-name="P2"/>
      <text:p text:style-name="P2"/>
      <text:p text:style-name="P2">///&lt;!-- Clear list. --/&gt;</text:p>
      <text:p text:style-name="P2">/////////////////////////////////////////////////////////////</text:p>
      <text:p text:style-name="P2">&lt;!-- BuildingBeh should alway show building level.<text:tab/><text:tab/></text:p>
      <text:p text:style-name="P2">&lt;!-- buy building area to create more construction.</text:p>
      <text:p text:style-name="P2">&lt;!-- Can create smelter when player has towncenter level 5.</text:p>
      <text:p text:style-name="P2">&lt;!-- Automatic re calculation sum of employee from each building.</text:p>
      <text:p text:style-name="P2">&lt;!-- Setting sidebar want to add toggle fullscreen button // webplayer on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ngsana New1" svg:font-family="'Angsana New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Cordia New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ngsana New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8T14:35:20.56</dc:date>
    <meta:generator>LibreOffice/3.6$Windows_x86 LibreOffice_project/58f22d5-270d05a-e2abed1-ea17a85-9b5702</meta:generator>
    <meta:editing-duration>PT39S</meta:editing-duration>
    <meta:editing-cycles>4</meta:editing-cycles>
    <meta:document-statistic meta:table-count="0" meta:image-count="0" meta:object-count="0" meta:page-count="1" meta:paragraph-count="31" meta:word-count="216" meta:character-count="1578" meta:non-whitespace-character-count="1390"/>
  </office:meta>
</office:document-meta>
</file>